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024b75" officeooo:paragraph-rsid="00024b75" style:font-size-asian="12.25pt" style:font-size-complex="14pt"/>
    </style:style>
    <style:style style:name="P2" style:family="paragraph" style:parent-style-name="Standard">
      <style:text-properties officeooo:paragraph-rsid="00024b75"/>
    </style:style>
    <style:style style:name="P3" style:family="paragraph" style:parent-style-name="Standard">
      <style:text-properties officeooo:rsid="00024b75" officeooo:paragraph-rsid="00024b75"/>
    </style:style>
    <style:style style:name="P4" style:family="paragraph" style:parent-style-name="Standard">
      <style:text-properties officeooo:rsid="000517f7" officeooo:paragraph-rsid="000517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officeooo:rsid="00024b75" style:font-size-asian="12.25pt" style:font-size-complex="14pt"/>
    </style:style>
    <style:style style:name="T9" style:family="text">
      <style:text-properties style:font-name="Liberation Serif" fo:font-size="14pt" officeooo:rsid="00031aa1" style:font-size-asian="12.25pt" style:font-size-complex="14pt"/>
    </style:style>
    <style:style style:name="T10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11" style:family="text">
      <style:text-properties officeooo:rsid="00051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i, meu nome é Miguel e eu </text:span><text:span text:style-name="T9">quero</text:span><text:span text:style-name="T8"> falar sobre </text:span><text:span text:style-name="T10">matéria escura.</text:span></text:p>
      <text:p text:style-name="P1"><text:span text:style-name="T1"/></text:p>
      <text:p text:style-name="P2"><text:span text:style-name="T3">Primeiramente, o que é matéria escura…? Bom, nós ainda não sabemos. Mas por que a </text:span><text:span text:style-name="T5">gente acha</text:span><text:span text:style-name="T3"> que ela existe? Bom, em 1930, um cientista chamado Fritz Zwicky estava estudando galáxias </text:span><text:span text:style-name="T4">muitos distantes</text:span><text:span text:style-name="T3">: ele estava interessado na velocidade com que objetos giravam em torno dos centros de galáxias, e como essa velocidade </text:span><text:span text:style-name="T5">pode mudar </text:span><text:span text:style-name="T3">depende</text:span><text:span text:style-name="T5">ndo</text:span><text:span text:style-name="T3"> da distância do objeto até o centro. Baseado no seu conhecimento sobre a distribuição de massa de galáxias e da lei de gravitação universal, Zwicky esperava que a relação entre esses paramentos fosse de tal forma &lt;curva esperada&gt;, com a velocidade caindo com o aumento da distância. Entretanto, o observado foi isso </text:span><text:span text:style-name="T5">aqui</text:span><text:span text:style-name="T3"> &lt;curva obtida&gt;. </text:span><text:span text:style-name="T5">Para explicar esse comportamento, </text:span><text:span text:style-name="T3">Zwicky propôs que deveria existir uma grande quantidade de massa não visível permeando essas galáxias. A essa massa invísivel, foi dada o nome de matéria escura.</text:span></text:p>
      <text:p text:style-name="P2"><text:span text:style-name="T3"/></text:p>
      <text:p text:style-name="P2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Mas se essa matéria é invśivel, isso é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3"><text:span text:style-name="T2"/></text:p>
      <text:p text:style-name="P2"><text:span text:style-name="T3">Bom, a coloboração da qual faço parte, chamada DarkSide, busca </text:span><text:span text:style-name="T5">detectar</text:span><text:span text:style-name="T3"> </text:span><text:span text:style-name="T5">um possível candidato a</text:span><text:span text:style-name="T3"> matéria escura. </text:span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 Em inglês, esses candidatos têm o nome de WIMPs</text:span><text:span text:style-name="T3">. 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 Teoricamente, existe uma grande nuvem de matéria escura permeando a galáxia e d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Quando essa colisão ocorre, parte da energia da mesma é liberada na forma de luz, que é detectada pelo </text:span><text:span text:style-name="T6">experimento</text:span><text:span text:style-name="T3">. Quanto mais intentso for o sinal luminoso, mais intenso foi a colisão entre </text:span><text:span text:style-name="T6">a partícula </text:span><text:span text:style-name="T3">e o argônio.</text:span></text:p>
      <text:p text:style-name="P3"><text:span text:style-name="T2"/></text:p>
      <text:p text:style-name="P2"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, resultando em sinais mais intensos para párticulas mais rápidas. Outro fator importante é o ângulo </text:span><text:span text:style-name="T6">de colisão </text:span><text:span text:style-name="T3">entre a partícula incidente e o aparato experimental. 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Tal comportamento seria característico de uma interação entre</text:span><text:span text:style-name="T6"> a partícula</text:span><text:span text:style-name="T3"> e </text:span><text:span text:style-name="T6">o </text:span><text:span text:style-name="T3">argônio e poderia ser crucial para a detecção de matéria escura. O meu projeto de pesquisa está incluido no contexto de avaliar se o estudo dessa </text:span><text:span text:style-name="T6">variação</text:span><text:span text:style-name="T3"> do sinal devido a variação do ângulo seria um método viável para detecção da matéria escura.</text:span></text:p>
      <text:p text:style-name="P3"><text:span text:style-name="T2"/></text:p>
      <text:p text:style-name="P4"><text:span text:style-name="T4">O</text:span><text:span text:style-name="T2">brigado pela atenção, meu nome é Miguel, aluno de mestrado da USP, e é isso é uma das coisa que estamos fazendo para entender um pouco mais sobre o nosso mun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0T09:54:35.746429696</dc:date>
    <meta:editing-duration>PT10H57M39S</meta:editing-duration>
    <meta:editing-cycles>1</meta:editing-cycles>
    <meta:document-statistic meta:table-count="0" meta:image-count="0" meta:object-count="0" meta:page-count="1" meta:paragraph-count="6" meta:word-count="497" meta:character-count="3015" meta:non-whitespace-character-count="2524"/>
    <meta:generator>LibreOffice/6.4.5.2$Linux_X86_64 LibreOffice_project/40$Build-2</meta:generator>
  </office:meta>
</office:document-meta>
</file>